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14767b" officeooo:paragraph-rsid="0014767b" style:font-size-asian="18pt" style:font-weight-asian="bold" style:font-size-complex="18pt" style:font-weight-complex="bold"/>
    </style:style>
    <style:style style:name="P2" style:family="paragraph">
      <loext:graphic-properties draw:fill="none" draw:fill-color="#ffffff"/>
    </style:style>
    <style:style style:name="P3" style:family="paragraph" style:parent-style-name="Standard">
      <style:text-properties officeooo:rsid="00133062"/>
    </style:style>
    <style:style style:name="T1" style:family="text">
      <style:text-properties officeooo:rsid="001650d8"/>
    </style:style>
    <style:style style:name="T2" style:family="text">
      <style:text-properties fo:color="#c9211e" loext:opacity="100%" fo:font-size="20pt" style:font-size-asian="20pt" style:font-size-complex="20pt"/>
    </style:style>
    <style:style style:name="gr1" style:family="graphic">
      <style:graphic-properties draw:stroke="none" draw:fill="none" draw:fill-color="#ffffff" fo:min-height="1.762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0.134cm" fo:min-width="5.491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3.436cm" fo:min-width="0.168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1.762cm" fo:min-width="1.762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3.978cm" fo:min-width="4.824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none" draw:fill="none" draw:fill-color="#ffffff" fo:min-height="1.397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textarea-horizontal-align="justify" draw:textarea-vertical-align="middle" draw:auto-grow-height="false" fo:min-height="0.145cm" fo:min-width="14.6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textarea-horizontal-align="justify" draw:textarea-vertical-align="middle" draw:auto-grow-height="false" fo:min-height="1.625cm" fo:min-width="0.067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textarea-horizontal-align="justify" draw:textarea-vertical-align="middle" draw:auto-grow-height="false" fo:min-height="0.134cm" fo:min-width="4.614cm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Situação <text:span text:style-name="T1">Proposta</text:span>:</text:p>
      <text:p text:style-name="Standard"/>
      <text:p text:style-name="Standard"/>
      <text:p text:style-name="Standard"><draw:frame text:anchor-type="paragraph" draw:z-index="8" draw:name="Quadro de texto 4" draw:style-name="gr1" draw:text-style-name="P2" svg:width="1.763cm" svg:height="1.789cm" svg:x="1.335cm" svg:y="0.118cm"><draw:text-box><text:p/><text:p><text:span text:style-name="T2">XXX</text:span></text:p><text:p/></draw:text-box></draw:frame><draw:frame text:anchor-type="paragraph" draw:z-index="9" draw:name="Quadro de texto 5" draw:style-name="gr1" draw:text-style-name="P2" svg:width="1.763cm" svg:height="1.789cm" svg:x="9.915cm" svg:y="0.245cm"><draw:text-box><text:p/><text:p><text:span text:style-name="T2">XXX</text:span></text:p><text:p/></draw:text-box></draw:frame></text:p>
      <text:p text:style-name="Standard"/>
      <text:p text:style-name="Standard"><draw:custom-shape text:anchor-type="paragraph" draw:z-index="7" draw:name="Forma 6" draw:style-name="gr2" svg:width="6.853cm" svg:height="0.267cm" svg:x="7.442cm" svg:y="0.048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position-x="$0" draw:handle-position-y="$1" draw:handle-range-x-minimum="0" draw:handle-range-x-maximum="10800" draw:handle-range-y-minimum="0" draw:handle-range-y-maximum="10800"/></draw:enhanced-geometry></draw:custom-shape></text:p>
      <text:p text:style-name="Standard"/>
      <text:p text:style-name="Standard"><draw:frame text:anchor-type="paragraph" draw:z-index="5" draw:name="Quadro de texto 2" draw:style-name="gr1" draw:text-style-name="P2" svg:width="3.26cm" svg:height="2.437cm" svg:x="5.064cm" svg:y="0.406cm"><draw:text-box><text:p>Servidores da baixa plataforma com Java/Spring</text:p><text:p>Java/Quarkus</text:p><text:p>Python, etc...</text:p></draw:text-box></draw:frame><draw:custom-shape text:anchor-type="paragraph" draw:z-index="10" draw:name="Forma 2" draw:style-name="gr3" svg:width="0.334cm" svg:height="4.287cm" svg:x="-0.367cm" svg:y="0.247cm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position-x="$0" draw:handle-position-y="$1" draw:handle-range-x-minimum="0" draw:handle-range-x-maximum="10800" draw:handle-range-y-minimum="0" draw:handle-range-y-maximum="10800"/></draw:enhanced-geometry></draw:custom-shape></text:p>
      <text:p text:style-name="P3"><draw:frame text:anchor-type="paragraph" draw:z-index="4" draw:name="Quadro de texto 1" draw:style-name="gr1" draw:text-style-name="P2" svg:width="1.763cm" svg:height="1.763cm" svg:x="-2cm" svg:y="0.101cm"><draw:text-box><text:p>Entrada de dados</text:p></draw:text-box></draw:frame></text:p>
      <text:p text:style-name="P3"/>
      <text:p text:style-name="P3"><draw:custom-shape text:anchor-type="paragraph" draw:z-index="2" draw:name="Forma 1" draw:style-name="gr4" svg:width="1.763cm" svg:height="1.763cm" svg:x="-1.939cm" svg:y="-2.976cm"><text:p/><draw:enhanced-geometry svg:viewBox="0 0 21600 21600" draw:glue-points="10800 2150 0 10800 10800 19890 21600 10800" draw:text-areas="0 4300 21600 21600" draw:type="flowchart-manual-input" draw:enhanced-path="M 0 4300 L 21600 0 21600 21600 0 21600 0 4300 Z N"/></draw:custom-shape><draw:custom-shape text:anchor-type="paragraph" draw:z-index="1" draw:name="Forma 3" draw:style-name="gr4" svg:width="1.763cm" svg:height="1.763cm" svg:x="5.68cm" svg:y="-2.986cm"><text:p/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0" draw:name="Forma 4" draw:style-name="gr5" svg:width="4.825cm" svg:height="3.978cm" svg:x="14.175cm" svg:y="-2.986cm"><text:p/><draw:enhanced-geometry svg:viewBox="0 0 21600 21600" draw:glue-points="10800 0 0 10800 10800 21600 21600 10800" draw:type="flowchart-process" draw:enhanced-path="M 0 0 L 21600 0 21600 21600 0 21600 0 0 Z N"/></draw:custom-shape><draw:frame text:anchor-type="paragraph" draw:z-index="6" draw:name="Quadro de texto 3" draw:style-name="gr6" draw:text-style-name="P2" svg:width="2.243cm" svg:height="1.398cm" svg:x="14.704cm" svg:y="1.356cm"><draw:text-box><text:p>Mainframe</text:p></draw:text-box></draw:frame><draw:custom-shape text:anchor-type="paragraph" draw:z-index="11" draw:name="Forma 7" draw:style-name="gr7" svg:width="18.227cm" svg:height="0.29cm" svg:x="-0.212cm" svg:y="2.783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position-x="$0" draw:handle-position-y="$1" draw:handle-range-x-minimum="0" draw:handle-range-x-maximum="10800" draw:handle-range-y-minimum="0" draw:handle-range-y-maximum="10800"/></draw:enhanced-geometry></draw:custom-shape><draw:custom-shape text:anchor-type="paragraph" draw:z-index="12" draw:name="Forma 8" draw:style-name="gr8" svg:width="0.135cm" svg:height="2.027cm" svg:x="18.015cm" svg:y="0.891cm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position-x="$0" draw:handle-position-y="$1" draw:handle-range-x-minimum="0" draw:handle-range-x-maximum="10800" draw:handle-range-y-minimum="0" draw:handle-range-y-maximum="108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gr1" style:family="graphic">
      <style:graphic-properties draw:textarea-horizontal-align="justify" draw:textarea-vertical-align="middle" draw:auto-grow-height="false" fo:min-height="0.134cm" fo:min-width="4.614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Horizontal_20_Line"><draw:custom-shape text:anchor-type="paragraph" draw:z-index="3" draw:name="Forma 5" draw:style-name="Mgr1" svg:width="5.758cm" svg:height="0.267cm" svg:x="-0.078cm" svg:y="9.232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position-x="$0" draw:handle-position-y="$1" draw:handle-range-x-minimum="0" draw:handle-range-x-maximum="10800" draw:handle-range-y-minimum="0" draw:handle-range-y-maximum="10800"/></draw:enhanced-geometry></draw:custom-shap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17T20:17:15.815935900</meta:creation-date>
    <dc:date>2025-05-17T21:24:43.023492600</dc:date>
    <meta:editing-duration>PT22M13S</meta:editing-duration>
    <meta:editing-cycles>4</meta:editing-cycles>
    <meta:generator>LibreOffice/25.2.2.2$Windows_X86_64 LibreOffice_project/7370d4be9e3cf6031a51beef54ff3bda878e3fac</meta:generator>
    <meta:document-statistic meta:table-count="0" meta:image-count="0" meta:object-count="0" meta:page-count="1" meta:paragraph-count="1" meta:word-count="2" meta:character-count="18" meta:non-whitespace-character-count="17"/>
  </office:meta>
</office:document-meta>
</file>